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list-style-name="L1">
      <style:paragraph-properties style:text-autospace="none"/>
      <style:text-properties fo:color="#000000" style:font-name="Calibri1" fo:font-size="12pt" style:font-name-asian="Calibri" style:font-size-asian="12pt" style:font-name-complex="Calibri" style:font-size-complex="12pt"/>
    </style:style>
    <style:style style:name="P3" style:family="paragraph" style:parent-style-name="Text_20_body">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P4" style:family="paragraph" style:parent-style-name="Text_20_body">
      <style:paragraph-properties fo:line-height="100%"/>
      <style:text-properties fo:font-variant="normal" fo:text-transform="none" fo:color="#000000" style:text-line-through-style="none" style:font-name="Calibri1" fo:font-size="12pt" fo:letter-spacing="normal" fo:font-style="normal" style:text-underline-style="none" fo:font-weight="bold" style:text-blinking="false" style:font-size-asian="10.5pt" style:font-weight-asian="bold" style:font-size-complex="12pt" style:font-weight-complex="bold"/>
    </style:style>
    <style:style style:name="P5" style:family="paragraph" style:parent-style-name="Text_20_body">
      <style:paragraph-properties fo:line-height="100%"/>
      <style:text-properties fo:font-variant="normal" fo:text-transform="none" fo:color="#000000" style:text-line-through-style="none" style:font-name="Calibri1" fo:font-size="12pt" fo:letter-spacing="normal" fo:font-style="normal" style:text-underline-style="none" fo:font-weight="bold" style:text-blinking="false" style:font-size-asian="12pt" style:font-weight-asian="bold" style:font-size-complex="12pt" style:font-weight-complex="bold"/>
    </style:style>
    <style:style style:name="P6" style:family="paragraph" style:parent-style-name="Text_20_body">
      <style:paragraph-properties fo:line-height="100%"/>
      <style:text-properties fo:font-variant="normal" fo:text-transform="none" fo:color="#000000" style:text-line-through-style="none" style:font-name="Calibri1" fo:font-size="12pt" fo:letter-spacing="normal" fo:font-style="normal" style:text-underline-style="none" fo:font-weight="normal" style:text-blinking="false" style:font-size-asian="10.5pt" style:font-weight-asian="normal" style:font-size-complex="12pt" style:font-weight-complex="normal"/>
    </style:style>
    <style:style style:name="P7" style:family="paragraph" style:parent-style-name="Heading_20_1">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it1901_-_informatikk_prosjektarbeid_i_h-2011"/>IT1901 - Informatikk prosjektarbeid I H-2011</text:h>
      <text:p text:style-name="P3"/>
      <text:p text:style-name="P4">Møtereferat</text:p>
      <text:p text:style-name="P4"/>
      <text:p text:style-name="P4">Møtetid: <text:span text:style-name="T1">29.08.2011, kl: 14:00</text:span></text:p>
      <text:p text:style-name="P4">Oppmøte: <text:span text:style-name="T1">Alf, Christian, Magnus, Martin, Robin, Tomas</text:span></text:p>
      <text:p text:style-name="P4"/>
      <text:p text:style-name="P5">Agenda:</text:p>
      <text:list xml:id="list40428107" text:style-name="L1">
        <text:list-item>
          <text:list>
            <text:list-item>
              <text:p text:style-name="P2">Hilse på hverandre.</text:p>
            </text:list-item>
            <text:list-item>
              <text:p text:style-name="P2">Komme i gang med prosjektet.</text:p>
            </text:list-item>
          </text:list>
        </text:list-item>
      </text:list>
      <text:p text:style-name="P4"/>
      <text:p text:style-name="P5">Oppsummering:</text:p>
      <text:p text:style-name="P6"><text:tab/>Første møte, vi hilser på hverandre, alle er tilstede. Vi diskuterer hvilke løsninger vi kan bruke, og hvilket rammeverk vi burde bruke. Scrum virker som det mest sannsynlige valget. Vi bestemmer oss for å prøve å holde faste møter minst en gang i uken; vi bestemmer oss for onsdager kl 14: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18:07:16.37</meta:creation-date>
    <dc:date>2011-11-21T21:04:16.86</dc:date>
    <meta:editing-duration>PT50M46S</meta:editing-duration>
    <meta:editing-cycles>5</meta:editing-cycles>
    <meta:generator>LibreOffice/3.4$Win32 LibreOffice_project/340m1$Build-402</meta:generator>
    <meta:document-statistic meta:table-count="0" meta:image-count="0" meta:object-count="0" meta:page-count="1" meta:paragraph-count="9" meta:word-count="81" meta:character-count="501" meta:non-whitespace-character-count="430"/>
  </office:meta>
</office:document-meta>
</file>